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onospace" svg:font-family="Monospace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itle" style:list-style-name="">
      <style:text-properties officeooo:rsid="000d85ff" officeooo:paragraph-rsid="000d85ff"/>
    </style:style>
    <style:style style:name="P3" style:family="paragraph" style:parent-style-name="Title" style:list-style-name="">
      <style:paragraph-properties fo:text-align="center" style:justify-single-word="false"/>
      <style:text-properties officeooo:rsid="000d85ff" officeooo:paragraph-rsid="000d85ff"/>
    </style:style>
    <style:style style:name="P4" style:family="paragraph" style:parent-style-name="Heading_20_1">
      <style:text-properties officeooo:rsid="00099b31" officeooo:paragraph-rsid="000b9d60"/>
    </style:style>
    <style:style style:name="P5" style:family="paragraph" style:parent-style-name="Heading_20_1">
      <style:text-properties officeooo:rsid="000b9d60" officeooo:paragraph-rsid="000b9d6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99b31" officeooo:paragraph-rsid="00099b31"/>
    </style:style>
    <style:style style:name="P8" style:family="paragraph" style:parent-style-name="Heading_20_2">
      <style:text-properties officeooo:rsid="000aa10a" officeooo:paragraph-rsid="000aa10a"/>
    </style:style>
    <style:style style:name="P9" style:family="paragraph" style:parent-style-name="Text_20_body">
      <style:text-properties fo:font-weight="bold" officeooo:rsid="00099b31" officeooo:paragraph-rsid="00099b31" style:font-weight-asian="bold" style:font-weight-complex="bold"/>
    </style:style>
    <style:style style:name="P10" style:family="paragraph" style:parent-style-name="Text_20_body">
      <style:text-properties officeooo:paragraph-rsid="00099b31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fo:font-size="10pt" officeooo:paragraph-rsid="00099b31" style:font-size-asian="10pt" style:font-size-complex="10pt"/>
    </style:style>
    <style:style style:name="P13" style:family="paragraph" style:parent-style-name="Text_20_body">
      <style:text-properties fo:font-size="10pt" officeooo:rsid="00099b31" officeooo:paragraph-rsid="00099b31" style:font-size-asian="10pt" style:font-size-complex="10pt"/>
    </style:style>
    <style:style style:name="P14" style:family="paragraph" style:parent-style-name="Text_20_body">
      <style:text-properties fo:font-size="10pt" fo:font-weight="normal" officeooo:rsid="00099b31" officeooo:paragraph-rsid="00099b31" style:font-size-asian="10pt" style:font-weight-asian="normal" style:font-size-complex="10pt" style:font-weight-complex="normal"/>
    </style:style>
    <style:style style:name="P15" style:family="paragraph" style:parent-style-name="Text_20_body">
      <style:text-properties officeooo:rsid="000a819f" officeooo:paragraph-rsid="000a819f"/>
    </style:style>
    <style:style style:name="P16" style:family="paragraph" style:parent-style-name="Text_20_body">
      <style:text-properties officeooo:rsid="000a819f" officeooo:paragraph-rsid="000b9d60"/>
    </style:style>
    <style:style style:name="P17" style:family="paragraph" style:parent-style-name="Text_20_body">
      <style:text-properties officeooo:rsid="000aa10a" officeooo:paragraph-rsid="000aa10a"/>
    </style:style>
    <style:style style:name="P18" style:family="paragraph" style:parent-style-name="Text_20_body">
      <style:text-properties fo:font-style="normal" officeooo:rsid="000aa10a" officeooo:paragraph-rsid="000aa10a" style:font-style-asian="normal" style:font-style-complex="normal"/>
    </style:style>
    <style:style style:name="P19" style:family="paragraph" style:parent-style-name="Text_20_body">
      <style:text-properties fo:font-style="normal" officeooo:rsid="00099b31" officeooo:paragraph-rsid="000b9d60" style:font-style-asian="normal" style:font-style-complex="normal"/>
    </style:style>
    <style:style style:name="P20" style:family="paragraph" style:parent-style-name="Text_20_body">
      <style:text-properties officeooo:paragraph-rsid="000b9d60"/>
    </style:style>
    <style:style style:name="P21" style:family="paragraph" style:parent-style-name="Text_20_body">
      <style:text-properties officeooo:rsid="000b9d60" officeooo:paragraph-rsid="000b9d60"/>
    </style:style>
    <style:style style:name="P22" style:family="paragraph" style:parent-style-name="Text_20_body" style:list-style-name="">
      <style:paragraph-properties fo:text-align="center" style:justify-single-word="false"/>
      <style:text-properties officeooo:rsid="000d85ff" officeooo:paragraph-rsid="000d85ff"/>
    </style:style>
    <style:style style:name="P23" style:family="paragraph" style:parent-style-name="Text_20_body" style:list-style-name="">
      <style:paragraph-properties fo:text-align="start" style:justify-single-word="false"/>
      <style:text-properties officeooo:rsid="000d85ff" officeooo:paragraph-rsid="000d85ff"/>
    </style:style>
    <style:style style:name="P24" style:family="paragraph" style:parent-style-name="Text_20_body" style:list-style-name="">
      <style:paragraph-properties fo:text-align="start" style:justify-single-word="false"/>
      <style:text-properties fo:font-weight="normal" officeooo:rsid="000d85ff" officeooo:paragraph-rsid="000d85ff" style:font-weight-asian="normal" style:font-weight-complex="normal"/>
    </style:style>
    <style:style style:name="P25" style:family="paragraph" style:parent-style-name="Text_20_body">
      <style:paragraph-properties fo:break-before="page"/>
      <style:text-properties fo:font-size="10pt" officeooo:paragraph-rsid="00099b31" style:font-size-asian="10pt" style:font-size-complex="10pt"/>
    </style:style>
    <style:style style:name="P26" style:family="paragraph" style:parent-style-name="Header">
      <style:paragraph-properties fo:text-align="start" style:justify-single-word="false"/>
    </style:style>
    <style:style style:name="T1" style:family="text">
      <style:text-properties officeooo:rsid="00099b3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9b31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819f"/>
    </style:style>
    <style:style style:name="T6" style:family="text">
      <style:text-properties officeooo:rsid="000aa10a"/>
    </style:style>
    <style:style style:name="T7" style:family="text">
      <style:text-properties fo:font-style="normal" officeooo:rsid="000aa10a" style:font-style-asian="normal" style:font-style-complex="normal"/>
    </style:style>
    <style:style style:name="T8" style:family="text">
      <style:text-properties officeooo:rsid="000dc49f"/>
    </style:style>
    <style:style style:name="T9" style:family="text">
      <style:text-properties officeooo:rsid="000dd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3" text:outline-level="1"/>
      <text:h text:style-name="P3" text:outline-level="1">Uživatelská dokumentace k samostatné práci </text:h>
      <text:h text:style-name="P3" text:outline-level="1">2 </text:h>
      <text:h text:style-name="P3" text:outline-level="1">z předmětu <text:span text:style-name="T4">KIV/UPG</text:span></text:h>
      <text:h text:style-name="P22" text:outline-level="1"><text:span text:style-name="T4"/></text:h>
      <text:h text:style-name="P22" text:outline-level="1"><text:span text:style-name="T4"/></text:h>
      <text:h text:style-name="P22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4" text:outline-level="1">Jméno a <text:span text:style-name="T8">příjmení</text:span>: Lukáš Černý</text:h>
      <text:h text:style-name="P24" text:outline-level="1">Datum: 1. 4. 2014</text:h>
      <text:h text:style-name="P24" text:outline-level="1">Osobní číslo: A13B0286P</text:h>
      <text:h text:style-name="P6" text:outline-level="1">Vstupní data</text:h>
      <text:p text:style-name="P10">Vstupní data jsou parsoval do formátu JSON. Tímto jsem zajistil snadnou přenositelnost do jiných programovacích <text:span text:style-name="T1">jazyků</text:span> (např. <text:span text:style-name="T9">javascript</text:span>). <text:span text:style-name="T1">Standartně tento formát java nepodporuje, je potřeba tedy použít externí knihovnu. Já použil knihovnu </text:span><text:span text:style-name="T3">google-gson-2.2.4.</text:span></text:p>
      <text:p text:style-name="Text_20_body">Snadnou rozšířitelnost <text:span text:style-name="T6">pro další </text:span><text:s/>jsem zajistil tím, že je k programu vytvořen parsér, který ze souboru TXT vytvoří JSON, se kterým pak program pracuje. Jelikož jsou I/O operace nejnáročnější na čas, načítám pouze jeden soubor. Soubory TXT musí mít název <text:span text:style-name="T3">'rok'</text:span><text:span text:style-name="T2">.txt</text:span> a daný rok uložený v souboru <text:span text:style-name="T2">years.txt</text:span>. <text:span text:style-name="T1">Data v souboru TXT musí být v požadovaném formátu (viz. níže). </text:span></text:p>
      <text:p text:style-name="Text_20_body"/>
      <text:h text:style-name="P4" text:outline-level="1">Nepřesnosti v datech</text:h>
      <text:p text:style-name="P16">V roce 2004 si myslím, že jsou špatně uvedené hodnoty pro V. onemocnění. V jiných letech se čísla na řádce A pohybují v tisících, zde se pohybují v desetitisících a podobné je to i na řádce B, kde se čísla v jiných letech pohybují ve stovkách a zde v tisících. Upravil jsem hodnoty, aby přibližně odpovídali hodnotám v jiných letech. Když bych tyto data neupravil, tak takto vysoká čísla by dělala problém v aplikaci.</text:p>
      <text:p text:style-name="Text_20_body"/>
      <text:p text:style-name="P9">Formát dat <text:span text:style-name="T9">v</text:span> TXT soubor<text:span text:style-name="T9">u</text:span></text:p>
      <text:p text:style-name="P11"><text:span text:style-name="T1">PHA</text:span> <text:span text:style-name="T1">PLZ </text:span>... CELKEM</text:p>
      <text:p text:style-name="P11">I. a hodnota, hodnota,..., <text:span text:style-name="T1">hodnota</text:span></text:p>
      <text:p text:style-name="P11">I. b hodnota, hodnota,..., <text:span text:style-name="T1">hodnota</text:span></text:p>
      <text:p text:style-name="P11">II a hodnota, hodnota,..., <text:span text:style-name="T1">hodnota</text:span></text:p>
      <text:p text:style-name="P11">.</text:p>
      <text:p text:style-name="P11">.</text:p>
      <text:p text:style-name="P11">.</text:p>
      <text:p text:style-name="P12"><text:span text:style-name="T1">XXI</text:span>. a hodnota, hodnota,..., <text:span text:style-name="T1">hodnota</text:span></text:p>
      <text:p text:style-name="P13">XXI. b hodnota, hodnota,..., hodnota</text:p>
      <text:p text:style-name="Text_20_body"/>
      <text:p text:style-name="P9">Formát dat <text:span text:style-name="T9">v</text:span> JSON soubor<text:span text:style-name="T9">u</text:span></text:p>
      <text:p text:style-name="P14">stránka č.<text:span text:style-name="T9">3</text:span>.</text:p>
      <text:p text:style-name="P25">wrap {</text:p>
      <text:p text:style-name="P1"><text:s text:c="2"/>2000 {</text:p>
      <text:p text:style-name="P1"><text:s text:c="4"/>PHA {</text:p>
      <text:p text:style-name="P1"><text:tab/>a [I, II, III, .., XXI]</text:p>
      <text:p text:style-name="P1"><text:s text:c="6"/>b [I, II, III, .., XXI]</text:p>
      <text:p text:style-name="P1"><text:s text:c="4"/>},</text:p>
      <text:p text:style-name="P1"><text:s text:c="4"/>STC {</text:p>
      <text:p text:style-name="P1"><text:tab/>a [I, II, III, .., XXI]</text:p>
      <text:p text:style-name="P1"><text:tab/>b [I, II, III, .., XXI]</text:p>
      <text:p text:style-name="P1"><text:s text:c="4"/>}</text:p>
      <text:p text:style-name="P1"><text:s text:c="4"/>.</text:p>
      <text:p text:style-name="P1"><text:s text:c="4"/>.</text:p>
      <text:p text:style-name="P1"><text:s text:c="4"/>CELKEM {</text:p>
      <text:p text:style-name="P1"><text:tab/>a [I, II, III, .., XXI]</text:p>
      <text:p text:style-name="P1"><text:tab/>b [I, II, III, .., XXI]</text:p>
      <text:p text:style-name="P1"><text:s text:c="4"/>}</text:p>
      <text:p text:style-name="P1"/>
      <text:p text:style-name="P1"><text:s text:c="2"/>},</text:p>
      <text:p text:style-name="P1"><text:s text:c="2"/>2001 {</text:p>
      <text:p text:style-name="P1"><text:s text:c="4"/>PHA {</text:p>
      <text:p text:style-name="P1"><text:tab/>a [I, II, III, .., XXI]</text:p>
      <text:p text:style-name="P1"><text:tab/>b [I, II, III, .., XXI]</text:p>
      <text:p text:style-name="P1"><text:s text:c="4"/>},</text:p>
      <text:p text:style-name="P1"><text:s text:c="4"/>STC {</text:p>
      <text:p text:style-name="P1"><text:tab/>a [I, II, III, .., XXI]</text:p>
      <text:p text:style-name="P1"><text:tab/>b [I, II, III, .., XXI]</text:p>
      <text:p text:style-name="P1"><text:s text:c="4"/>}</text:p>
      <text:p text:style-name="P1"><text:s text:c="4"/>.</text:p>
      <text:p text:style-name="P1"><text:s text:c="4"/>.</text:p>
      <text:p text:style-name="P1"><text:s text:c="4"/>CELKEM {</text:p>
      <text:p text:style-name="P1"><text:tab/>a [I, II, III, .., XXI]</text:p>
      <text:p text:style-name="P1"><text:tab/>b [I, II, III, .., XXI]</text:p>
      <text:p text:style-name="P1"><text:s text:c="4"/>}</text:p>
      <text:p text:style-name="P1"><text:s text:c="2"/>}</text:p>
      <text:p text:style-name="P1"><text:s text:c="2"/>.</text:p>
      <text:p text:style-name="P1"><text:s text:c="2"/>.</text:p>
      <text:p text:style-name="P1"><text:s text:c="2"/>2012 {</text:p>
      <text:p text:style-name="P1"><text:s text:c="4"/>PHA {</text:p>
      <text:p text:style-name="P1"><text:tab/>a [I, II, III, .., XXI]</text:p>
      <text:p text:style-name="P1"><text:tab/>b [I, II, III, .., XXI]</text:p>
      <text:p text:style-name="P1"><text:s text:c="4"/>},</text:p>
      <text:p text:style-name="P1"><text:s text:c="4"/>STC {</text:p>
      <text:p text:style-name="P1"><text:tab/>a [I, II, III, .., XXI]</text:p>
      <text:p text:style-name="P1"><text:tab/>b [I, II, III, .., XXI]</text:p>
      <text:p text:style-name="P1"><text:s text:c="4"/>}</text:p>
      <text:p text:style-name="P1"><text:s text:c="4"/>.</text:p>
      <text:p text:style-name="P1"><text:s text:c="4"/>.</text:p>
      <text:p text:style-name="P1"><text:s text:c="4"/>CELKEM {</text:p>
      <text:p text:style-name="P1"><text:tab/>a [I, II, III, .., XXI]</text:p>
      <text:p text:style-name="P1"><text:tab/>b [I, II, III, .., XXI]</text:p>
      <text:p text:style-name="P1"><text:s text:c="4"/>}</text:p>
      <text:p text:style-name="P1"><text:s text:c="2"/>}</text:p>
      <text:p text:style-name="P1">}</text:p>
      <text:p text:style-name="P1"/>
      <text:h text:style-name="P7" text:outline-level="1">GUI</text:h>
      <text:h text:style-name="P8" text:outline-level="2">Barevná škála</text:h>
      <text:p text:style-name="P15">Barevnou škálu pro detailní vizualizaci dat jsem rozdělil do 4 kategorií. Po přepočítání nejmenší a největší hodnoty v daném roce, je hodnota pro daný region zařazena na základě toho, do jaké <text:s/>¼ patří. Podle výsledku je přiřazena barva (viz. legenda). Na podobném principu je udělán i výpočet trendu a následné zvolení barvy.</text:p>
      <text:h text:style-name="P8" text:outline-level="2">Souhrnná vizualizace</text:h>
      <text:p text:style-name="P17">Souhrnná vizualizace se nachází za posledním rokem. Spustíme-li animaci, na tom to snímku bude čekací doba 5000ms. Při spuštění lze souhrnnou vizualizaci zobrazit parametrem <text:span text:style-name="T2">-1.</text:span></text:p>
      <text:h text:style-name="P8" text:outline-level="2"><text:span text:style-name="T2">Tlačítka</text:span></text:h>
      <text:p text:style-name="P18">Aplikace se ovládá pomocí 4 tlačítek. </text:p>
      <text:p text:style-name="P18">|&lt; = zobrazí první snímek (rok)</text:p>
      <text:p text:style-name="P18">&gt;| = zobrazí poslední snímek (rok nebo souhrnnou vizualizaci)</text:p>
      <text:p text:style-name="P18">&lt; = zobrazí předchozí rok (zastaví se na 1. roce)</text:p>
      <text:p text:style-name="P18">&gt; = zobrazí další rok (zastaví se na posledním roce nebo na souhrnné vizualizaci)</text:p>
      <text:p text:style-name="P20"><text:span text:style-name="T7">Run/Pause = spustí/zastaví animaci, kdy se jednotlivé roky mění po 1250ms a souhrnná vizualizace se <text:tab/> <text:s text:c="9"/>zobrazí na 5000ms</text:span></text:p>
      <text:h text:style-name="Heading_20_2" text:outline-level="2">Export do SVG</text:h>
      <text:p text:style-name="P19">Z důvodu špatného návrhu mé semestrální práce nebylo možné udělat export do formátu SVG. Jednotlivé roky ukládám jako BufferImage při spuštění aplikace. <text:span text:style-name="T5">Po zjištění, že z BufferImage export do SVG neudělám, musel jsem tento krok vynechat. Chyby jsem si nevšiml, protože export jsem chtěl dělat až na konci semestrální práce.</text:span></text:p>
      <text:p text:style-name="P18"/>
      <text:h text:style-name="P5" text:outline-level="1">Struktura programu</text:h>
      <text:p text:style-name="P21">Myslím si, že celková struktura programu by mohla být lépe navržená. Jelikož na semestrální práci nebylo moc času, přidával jsem jednotlivé části kódu až v době, kdy jsem je potřeboval. Například kód pro vizualizaci trendu by mohl být oddělen od kódu pro detailní vizualiza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onospace" svg:font-family="Monospace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Cerny</meta:initial-creator>
    <meta:creation-date>2014-05-03T01:15:24.890938820</meta:creation-date>
    <dc:date>2014-05-04T16:10:21.720215226</dc:date>
    <dc:creator>Lukas Cerny</dc:creator>
    <meta:editing-duration>PT2H29S</meta:editing-duration>
    <meta:editing-cycles>4</meta:editing-cycles>
    <meta:generator>LibreOffice/4.1.5.3$Linux_X86_64 LibreOffice_project/410m0$Build-3</meta:generator>
    <meta:document-statistic meta:table-count="0" meta:image-count="0" meta:object-count="0" meta:page-count="4" meta:paragraph-count="92" meta:word-count="637" meta:character-count="3683" meta:non-whitespace-character-count="2985"/>
  </office:meta>
</office:document-meta>
</file>